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Párrafodelista" style:list-style-name="LFO1" style:family="paragraph"/>
    <style:style style:name="T4" style:parent-style-name="Fuentedepárrafopredeter." style:family="text">
      <style:text-properties fo:font-style="italic" style:font-style-asian="italic" style:font-style-complex="italic"/>
    </style:style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T7" style:parent-style-name="Fuentedepárrafopredeter." style:family="text">
      <style:text-properties fo:font-style="italic" style:font-style-asian="italic" style:font-style-complex="italic"/>
    </style:style>
    <style:style style:name="T8" style:parent-style-name="Fuentedepárrafopredeter." style:family="text">
      <style:text-properties fo:font-style="italic" style:font-style-asian="italic" style:font-style-complex="italic"/>
    </style:style>
    <style:style style:name="T9" style:parent-style-name="Fuentedepárrafopredeter." style:family="text">
      <style:text-properties fo:font-style="italic" style:font-style-asian="italic" style:font-style-complex="italic"/>
    </style:style>
    <style:style style:name="T10" style:parent-style-name="Fuentedepárrafopredeter." style:family="text">
      <style:text-properties fo:font-style="italic" style:font-style-asian="italic" style:font-style-complex="italic"/>
    </style:style>
    <style:style style:name="P11" style:parent-style-name="Párrafodelista" style:list-style-name="LFO1" style:family="paragraph"/>
    <style:style style:name="P12" style:parent-style-name="Párrafodelista" style:list-style-name="LFO1" style:family="paragraph"/>
    <style:style style:name="P13" style:parent-style-name="Párrafodelista" style:list-style-name="LFO1" style:family="paragraph"/>
    <style:style style:name="P14" style:parent-style-name="Párrafodelista" style:list-style-name="LFO1" style:family="paragraph"/>
    <style:style style:name="P15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COMENTARIOS EXPLICATIVOS DEL DIAGRAMA E/R</text:p>
      <text:p text:style-name="P2"/>
      <text:list text:style-name="LFO1" text:continue-numbering="true">
        <text:list-item>
          <text:p text:style-name="P3">Relación ternaria<text:s/><text:span text:style-name="T4">asocia</text:span><text:s/>entre lineas_factura, productos y pedidos.<text:s/>Es necesaria porque cada línea asocia simultáneamente un producto con el pedido en el que se solicitó y la factura en la que se facturó.<text:s/></text:p>
        </text:list-item>
        <text:list-item>
          <text:p text:style-name="P5">Agregación</text:p>
        </text:list-item>
        <text:list-item>
          <text:p text:style-name="P6">Relación ISA<text:s/><text:span text:style-name="T7">pedidos</text:span><text:s/>-&gt; <text:s/><text:span text:style-name="T8">porContacto</text:span>,<text:s/><text:span text:style-name="T9">sinContacto</text:span>. Existen dos tipos de pedidos: por contacto y sin contacto, y ambos heredan los atributos de la superentidad<text:s/><text:span text:style-name="T10">pedidos</text:span>.<text:s/></text:p>
        </text:list-item>
        <text:list-item>
          <text:p text:style-name="P11">Relación 1:1.<text:s/></text:p>
        </text:list-item>
        <text:list-item>
          <text:p text:style-name="P12">Entidad débil.</text:p>
        </text:list-item>
        <text:list-item>
          <text:p text:style-name="P13">Entidad débil.</text:p>
        </text:list-item>
        <text:list-item>
          <text:p text:style-name="P14">Entidad débil.</text:p>
        </text:list-item>
      </text:list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lila Sánchez Sánchez</meta:initial-creator>
    <dc:creator>Dalila Sánchez Sánchez</dc:creator>
    <meta:creation-date>2025-01-21T18:00:00Z</meta:creation-date>
    <dc:date>2025-01-21T18:24:00Z</dc:date>
    <meta:template xlink:href="Normal.dotm" xlink:type="simple"/>
    <meta:editing-cycles>1</meta:editing-cycles>
    <meta:editing-duration>PT1440S</meta:editing-duration>
    <meta:document-statistic meta:page-count="1" meta:paragraph-count="1" meta:word-count="75" meta:character-count="489" meta:row-count="3" meta:non-whitespace-character-count="415"/>
  </office:meta>
</office:document-meta>
</file>